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henticationContextProvider.getSessionContext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uthenticationContextProvid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enticationContextProvider.existsSessionContex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